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Consolas, Menlo, Courier, monospace"/>
    <style:font-face style:name="Open Sans" svg:font-family="'Open Sans', Helvetica, Arial, sans-serif"/>
    <style:font-face style:name="inherit" svg:font-family="inherit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180b52"/>
    </style:style>
    <style:style style:name="P3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1d04f6"/>
    </style:style>
    <style:style style:name="P4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rsid="002078dc" officeooo:paragraph-rsid="002078dc"/>
    </style:style>
    <style:style style:name="P5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rsid="00221a98" officeooo:paragraph-rsid="00221a98"/>
    </style:style>
    <style:style style:name="P6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000000" style:font-name="inherit" fo:font-size="9pt" fo:letter-spacing="normal" fo:font-style="normal" fo:font-weight="normal" officeooo:rsid="00221a98" officeooo:paragraph-rsid="00221a98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000000" style:font-name="inherit" fo:font-size="9pt" fo:letter-spacing="normal" fo:font-style="normal" fo:font-weight="normal" officeooo:rsid="00221a98" officeooo:paragraph-rsid="00221a98" fo:background-color="#ffffff" loext:padding="0cm" loext:border="none"/>
    </style:style>
    <style:style style:name="P9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000000" style:font-name="inherit" fo:font-size="9pt" fo:letter-spacing="normal" fo:font-style="normal" fo:font-weight="normal" officeooo:rsid="0023c11b" officeooo:paragraph-rsid="0023c11b" fo:background-color="#ffffff" loext:padding="0cm" loext:border="none"/>
    </style:style>
    <style:style style:name="P10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officeooo:paragraph-rsid="00221a98"/>
    </style:style>
    <style:style style:name="P11" style:family="paragraph" style:parent-style-name="Heading_20_3">
      <style:paragraph-properties fo:margin-left="0cm" fo:margin-right="0cm" fo:margin-top="0.794cm" fo:margin-bottom="0.397cm" loext:contextual-spacing="false" style:line-height-at-least="0.582cm" fo:orphans="2" fo:widows="2" fo:text-indent="0cm" style:auto-text-indent="false"/>
      <style:text-properties fo:font-variant="normal" fo:text-transform="none" fo:color="#333333" style:font-name="Open Sans" fo:font-size="14.25pt" fo:letter-spacing="normal" fo:font-style="normal" fo:font-weight="normal" officeooo:paragraph-rsid="001d04f6"/>
    </style:style>
    <style:style style:name="P12" style:family="paragraph" style:parent-style-name="Heading_20_3">
      <style:paragraph-properties fo:margin-left="0cm" fo:margin-right="0cm" fo:margin-top="0.794cm" fo:margin-bottom="0.397cm" loext:contextual-spacing="false" style:line-height-at-least="0.582cm" fo:orphans="2" fo:widows="2" fo:text-indent="0cm" style:auto-text-indent="false"/>
      <style:text-properties fo:font-variant="normal" fo:text-transform="none" fo:color="#333333" style:font-name="Open Sans" fo:font-size="14.25pt" fo:letter-spacing="normal" fo:font-style="normal" fo:font-weight="normal" officeooo:rsid="001d04f6" officeooo:paragraph-rsid="001d04f6"/>
    </style:style>
    <style:style style:name="P13" style:family="paragraph" style:parent-style-name="Heading_20_3">
      <style:paragraph-properties fo:margin-left="0cm" fo:margin-right="0cm" fo:margin-top="0.794cm" fo:margin-bottom="0.397cm" loext:contextual-spacing="false" style:line-height-at-least="0.582cm" fo:orphans="2" fo:widows="2" fo:text-indent="0cm" style:auto-text-indent="false"/>
      <style:text-properties fo:font-variant="normal" fo:text-transform="none" fo:color="#333333" style:font-name="Open Sans" fo:font-size="14.25pt" fo:letter-spacing="normal" fo:font-style="normal" fo:font-weight="normal" officeooo:rsid="002078dc" officeooo:paragraph-rsid="002078dc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9pt" fo:letter-spacing="normal" fo:font-style="normal" fo:font-weight="normal" officeooo:paragraph-rsid="002078dc" fo:background-color="#ffffff" loext:padding="0cm" loext:border="non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officeooo:paragraph-rsid="002078dc"/>
    </style:style>
    <style:style style:name="P16" style:family="paragraph" style:parent-style-name="Text_20_body">
      <style:paragraph-properties fo:margin-left="0.45cm" fo:margin-right="0cm" fo:text-indent="0cm" style:auto-text-indent="false"/>
    </style:style>
    <style:style style:name="P17" style:family="paragraph" style:parent-style-name="Preformatted_20_Text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9pt" fo:letter-spacing="normal" fo:font-style="normal" fo:font-weight="normal" fo:background-color="#ffffff" loext:padding="0cm" loext:border="none"/>
    </style:style>
    <style:style style:name="P18" style:family="paragraph" style:parent-style-name="Preformatted_20_Text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9pt" fo:letter-spacing="normal" fo:font-style="normal" fo:font-weight="normal" officeooo:rsid="002078dc" officeooo:paragraph-rsid="002078dc" fo:background-color="#ffffff" loext:padding="0cm" loext:border="none"/>
    </style:style>
    <style:style style:name="P19" style:family="paragraph" style:parent-style-name="Preformatted_20_Text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fo:letter-spacing="normal" fo:background-color="#ffffff" loext:padding="0cm" loext:border="none"/>
    </style:style>
    <style:style style:name="P20" style:family="paragraph" style:parent-style-name="Preformatted_20_Text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80" style:font-name="inherit" fo:font-size="9pt" fo:letter-spacing="normal" fo:font-style="normal" fo:font-weight="bold" fo:background-color="#ffffff" loext:padding="0cm" loext:border="none"/>
    </style:style>
    <style:style style:name="P21" style:family="paragraph" style:parent-style-name="Standard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9pt" fo:letter-spacing="normal" fo:font-style="normal" fo:font-weight="normal" fo:background-color="#ffffff" loext:padding="0cm" loext:border="none"/>
    </style:style>
    <style:style style:name="P22" style:family="paragraph" style:parent-style-name="Standard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333333" style:font-name="Open Sans" fo:font-size="12pt" fo:letter-spacing="normal" fo:font-style="normal" fo:font-weight="bold"/>
    </style:style>
    <style:style style:name="P23" style:family="paragraph" style:parent-style-name="Heading_20_2">
      <style:text-properties fo:font-variant="normal" fo:text-transform="none" fo:color="#333333" style:font-name="Open Sans" fo:font-size="18pt" fo:letter-spacing="normal" fo:font-style="normal" fo:font-weight="normal"/>
    </style:style>
    <style:style style:name="P24" style:family="paragraph" style:parent-style-name="Text_20_body">
      <style:text-properties officeooo:rsid="001d04f6" officeooo:paragraph-rsid="001d04f6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DejaVu Sans Mono" fo:font-size="9pt" fo:letter-spacing="normal" fo:font-style="normal" fo:font-weight="normal" officeooo:paragraph-rsid="002078dc" fo:background-color="#ffffff" style:font-size-asian="9pt" style:font-style-asian="normal" style:font-weight-asian="normal" loext:padding="0cm" loext:border="non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078dc" officeooo:paragraph-rsid="002078dc" fo:background-color="#ffffff" style:font-size-asian="9pt" style:font-style-asian="normal" style:font-weight-asian="normal" loext:padding="0cm" loext:border="none"/>
    </style:style>
    <style:style style:name="P27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8pt" fo:letter-spacing="normal" fo:font-style="normal" fo:font-weight="normal" officeooo:paragraph-rsid="00221a98"/>
    </style:style>
    <style:style style:name="P28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333333" style:font-name="Open Sans" fo:font-size="14pt" fo:letter-spacing="normal" fo:font-style="normal" fo:font-weight="normal" officeooo:rsid="0023c11b" officeooo:paragraph-rsid="0023c11b" style:font-size-asian="12.25pt" style:font-size-complex="14pt"/>
    </style:style>
    <style:style style:name="P29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 officeooo:rsid="0023c11b" officeooo:paragraph-rsid="0023c11b" fo:background-color="#ffffff" style:font-size-asian="9pt" style:font-style-asian="normal" style:font-weight-asian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.397cm" loext:contextual-spacing="false" style:line-height-at-least="0.635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 officeooo:rsid="00221a98" officeooo:paragraph-rsid="00221a98" fo:background-color="#ffffff" style:font-size-asian="9pt" style:font-style-asian="normal" style:font-weight-asian="normal" loext:padding="0cm" loext:border="none"/>
    </style:style>
    <style:style style:name="P31" style:family="paragraph" style:parent-style-name="Standard">
      <loext:graphic-properties draw:fill="none" draw:fill-color="#ffffff"/>
      <style:paragraph-properties fo:margin-left="0.45cm" fo:margin-right="0cm" fo:margin-top="0cm" fo:margin-bottom="0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8000" style:font-name="inherit" fo:font-size="9pt" fo:letter-spacing="normal" fo:font-style="normal" fo:font-weight="normal" fo:background-color="#ffffff" loext:padding="0cm" loext:border="none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 officeooo:rsid="002078dc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 officeooo:rsid="00221a98"/>
    </style:style>
    <style:style style:name="T4" style:family="text">
      <style:text-properties fo:font-variant="normal" fo:text-transform="none" fo:color="#333333" style:font-name="Liberation Mono1" fo:font-size="10.5pt" fo:letter-spacing="normal" fo:font-style="normal" fo:font-weight="normal" fo:background-color="#efefef" loext:char-shading-value="0" loext:padding="0cm" loext:border="none"/>
    </style:style>
    <style:style style:name="T5" style:family="text">
      <style:text-properties fo:font-variant="normal" fo:text-transform="none" fo:color="#000080" style:font-name="DejaVu Sans Mono" fo:font-size="9pt" fo:letter-spacing="normal" fo:font-style="normal" fo:font-weight="bold" fo:background-color="#ffffff" loext:char-shading-value="0" style:font-size-asian="9pt" style:font-style-asian="normal" style:font-weight-asian="bold" loext:padding="0cm" loext:border="none"/>
    </style:style>
    <style:style style:name="T6" style:family="text">
      <style:text-properties fo:font-variant="normal" fo:text-transform="none" fo:color="#000080" style:font-name="DejaVu Sans Mono" fo:font-size="9pt" fo:letter-spacing="normal" fo:font-style="normal" fo:font-weight="bold" officeooo:rsid="00221a98" style:font-size-asian="9pt" style:font-style-asian="normal" style:font-weight-asian="bold"/>
    </style:style>
    <style:style style:name="T7" style:family="text">
      <style:text-properties fo:font-variant="normal" fo:text-transform="none" fo:color="#000000" style:font-name="DejaVu Sans Mono" fo:font-size="9pt" fo:letter-spacing="normal" fo:font-style="normal" fo:font-weight="normal" fo:background-color="#ffffff" loext:char-shading-value="0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000000" style:font-name="DejaVu Sans Mono" fo:font-size="9pt" fo:letter-spacing="normal" fo:font-style="normal" fo:font-weight="normal" officeooo:rsid="00221a98" style:font-size-asian="9pt" style:font-style-asian="normal" style:font-weight-asian="normal"/>
    </style:style>
    <style:style style:name="T9" style:family="text">
      <style:text-properties fo:font-variant="normal" fo:text-transform="none" fo:color="#2196f3" style:font-name="DejaVu Sans Mono" fo:font-size="9pt" fo:letter-spacing="normal" fo:font-style="normal" fo:font-weight="normal" officeooo:rsid="00221a98" style:font-size-asian="9pt" style:font-style-asian="normal" style:font-weight-asian="normal"/>
    </style:style>
    <style:style style:name="T10" style:family="text">
      <style:text-properties fo:font-variant="normal" fo:text-transform="none" fo:color="#808080" style:font-name="DejaVu Sans Mono" fo:font-size="9pt" fo:letter-spacing="normal" fo:font-style="italic" fo:font-weight="normal" officeooo:rsid="00221a98" style:font-size-asian="9pt" style:font-style-asian="italic" style:font-weight-asian="normal"/>
    </style:style>
    <style:style style:name="T11" style:family="text">
      <style:text-properties fo:font-variant="normal" fo:text-transform="none" fo:color="#660e7a" style:font-name="DejaVu Sans Mono" fo:font-size="9pt" fo:letter-spacing="normal" fo:font-style="italic" fo:font-weight="normal" officeooo:rsid="00221a98" style:font-size-asian="9pt" style:font-style-asian="italic" style:font-weight-asian="normal"/>
    </style:style>
    <style:style style:name="T12" style:family="text">
      <style:text-properties fo:font-variant="normal" fo:text-transform="none" fo:color="#008000" style:font-name="DejaVu Sans Mono" fo:font-size="9pt" fo:letter-spacing="normal" fo:font-style="normal" fo:font-weight="bold" officeooo:rsid="00221a98" style:font-size-asian="9pt" style:font-style-asian="normal" style:font-weight-asian="bold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inherit" fo:font-size="9pt" fo:font-style="normal" fo:font-weight="bold"/>
    </style:style>
    <style:style style:name="T15" style:family="text">
      <style:text-properties fo:color="#000080" style:font-name="DejaVu Sans Mono" fo:font-weight="bold" style:font-size-asian="9pt" style:font-style-asian="normal" style:font-weight-asian="bold"/>
    </style:style>
    <style:style style:name="T16" style:family="text">
      <style:text-properties style:font-name="inherit" fo:font-size="9pt" fo:font-style="normal" fo:font-weight="normal"/>
    </style:style>
    <style:style style:name="T17" style:family="text">
      <style:text-properties fo:color="#808000" style:font-name="DejaVu Sans Mono" style:font-size-asian="9pt" style:font-style-asian="normal" style:font-weight-asian="normal"/>
    </style:style>
    <style:style style:name="T18" style:family="text">
      <style:text-properties fo:color="#0000ff"/>
    </style:style>
    <style:style style:name="T19" style:family="text">
      <style:text-properties fo:color="#808080" style:font-name="DejaVu Sans Mono" fo:font-style="italic" style:font-size-asian="9pt" style:font-style-asian="italic" style:font-weight-asian="normal"/>
    </style:style>
    <style:style style:name="T20" style:family="text">
      <style:text-properties officeooo:rsid="001d04f6"/>
    </style:style>
    <style:style style:name="T21" style:family="text">
      <style:text-properties fo:color="#2196f3" style:font-name="DejaVu Sans Mono" style:font-size-asian="9pt" style:font-style-asian="normal" style:font-weight-asian="normal"/>
    </style:style>
    <style:style style:name="T22" style:family="text">
      <style:text-properties style:font-name="DejaVu Sans Mono" style:font-size-asian="9pt" style:font-style-asian="normal" style:font-weight-asian="normal"/>
    </style:style>
    <style:style style:name="T23" style:family="text">
      <style:text-properties style:font-name="DejaVu Sans Mono" fo:font-style="italic" style:font-size-asian="9pt" style:font-style-asian="italic" style:font-weight-asian="normal"/>
    </style:style>
    <style:style style:name="T24" style:family="text">
      <style:text-properties fo:color="#660e7a" style:font-name="DejaVu Sans Mono" fo:font-weight="bold" style:font-size-asian="9pt" style:font-style-asian="normal" style:font-weight-asian="bold"/>
    </style:style>
    <style:style style:name="T25" style:family="text">
      <style:text-properties fo:color="#660e7a" style:font-name="DejaVu Sans Mono" fo:font-style="italic" style:font-size-asian="9pt" style:font-style-asian="italic" style:font-weight-asian="normal"/>
    </style:style>
    <style:style style:name="T26" style:family="text">
      <style:text-properties officeooo:rsid="0023c11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0.06pt solid #000000" fo:border-right="none" fo:border-top="none" fo:border-botto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x="0.106cm" svg:y="0cm" svg:width="0.041cm" draw:z-index="0">
        <draw:text-box fo:min-height="0.423cm">
          <text:p text:style-name="Text_20_body"/>
        </draw:text-box>
      </draw:frame>
      <draw:frame draw:style-name="fr2" draw:name="Frame7" text:anchor-type="page" text:anchor-page-number="1" svg:x="0.106cm" svg:y="0cm" svg:width="0.041cm" draw:z-index="4">
        <draw:text-box fo:min-height="0.423cm">
          <text:p text:style-name="Text_20_body"/>
        </draw:text-box>
      </draw:frame>
      <draw:frame draw:style-name="fr2" draw:name="Frame11" text:anchor-type="page" text:anchor-page-number="1" svg:x="0.106cm" svg:y="0cm" svg:width="0.041cm" draw:z-index="8">
        <draw:text-box fo:min-height="0.423cm">
          <text:p text:style-name="Text_20_body"/>
        </draw:text-box>
      </draw:frame>
      <draw:frame draw:style-name="fr2" draw:name="Frame15" text:anchor-type="page" text:anchor-page-number="1" svg:x="0.106cm" svg:y="0cm" svg:width="0.041cm" draw:z-index="10">
        <draw:text-box fo:min-height="0.423cm">
          <text:p text:style-name="Text_20_body"/>
        </draw:text-box>
      </draw:frame>
      <draw:frame draw:style-name="fr2" draw:name="Frame19" text:anchor-type="page" text:anchor-page-number="1" svg:x="0.106cm" svg:y="0cm" svg:width="0.041cm" draw:z-index="14">
        <draw:text-box fo:min-height="0.423cm">
          <text:p text:style-name="Text_20_body"/>
        </draw:text-box>
      </draw:frame>
      <draw:frame draw:style-name="fr2" draw:name="Frame23" text:anchor-type="page" text:anchor-page-number="1" svg:x="0.106cm" svg:y="0cm" svg:width="0.041cm" draw:z-index="16">
        <draw:text-box fo:min-height="0.423cm">
          <text:p text:style-name="Text_20_body"/>
        </draw:text-box>
      </draw:frame>
      <draw:frame draw:style-name="fr2" draw:name="Frame27" text:anchor-type="page" text:anchor-page-number="1" svg:x="0.106cm" svg:y="0cm" svg:width="0.041cm" draw:z-index="17">
        <draw:text-box fo:min-height="0.423cm">
          <text:p text:style-name="Text_20_body"/>
        </draw:text-box>
      </draw:frame>
      <draw:frame draw:style-name="fr2" draw:name="Frame31" text:anchor-type="page" text:anchor-page-number="1" svg:x="0.106cm" svg:y="0cm" svg:width="0.041cm" draw:z-index="18">
        <draw:text-box fo:min-height="0.423cm">
          <text:p text:style-name="Text_20_body"/>
        </draw:text-box>
      </draw:frame>
      <draw:frame draw:style-name="fr2" draw:name="Frame35" text:anchor-type="page" text:anchor-page-number="1" svg:x="0.106cm" svg:y="0cm" svg:width="0.041cm" draw:z-index="19">
        <draw:text-box fo:min-height="0.423cm">
          <text:p text:style-name="Text_20_body"/>
        </draw:text-box>
      </draw:frame>
      <text:h text:style-name="P23" text:outline-level="2"><text:bookmark text:name="naming-rules"/>Naming rules</text:h>
      <text:p text:style-name="P7"><text:span text:style-name="T2">Flutter</text:span><text:span text:style-name="T1"> follows the Java naming conventions. In particular:</text:span></text:p>
      <text:p text:style-name="P7"><text:span text:style-name="T1">Names of packages are always lower case and do not use underscores (</text:span><text:span text:style-name="Source_20_Text"><text:span text:style-name="T4">org.example.myproject</text:span></text:span><text:span text:style-name="T1">). Using multi-word names is generally discouraged, but if you do need to use multiple words, you can either simply concatenate them together or use camel humps (</text:span><text:span text:style-name="Source_20_Text"><text:span text:style-name="T4">org.example.myProject</text:span></text:span><text:span text:style-name="T1">).</text:span></text:p>
      <text:p text:style-name="P1">Names of classes and objects start with an upper case letter and use camel humps:</text:p>
      <text:p text:style-name="P4">For class</text:p>
      <text:p text:style-name="P15"><text:span text:style-name="T5">class </text:span><text:span text:style-name="T7">HomeScreen </text:span></text:p>
      <text:p text:style-name="P25"/>
      <text:p text:style-name="P26">State of the Class</text:p>
      <text:p text:style-name="P26"/>
      <text:p text:style-name="P14"><text:span text:style-name="T15">class </text:span><text:span text:style-name="T22">_HomeScreenState </text:span></text:p>
      <text:p text:style-name="P21"/>
      <text:h text:style-name="P12" text:outline-level="3"><draw:frame draw:style-name="fr1" draw:name="Frame4" text:anchor-type="char" svg:width="0.423cm" draw:z-index="1"><draw:text-box fo:min-height="0.041cm"><text:p text:style-name="Text_20_body"/></draw:text-box></draw:frame></text:h>
      <text:h text:style-name="P13" text:outline-level="3">Widget Build</text:h>
      <text:p text:style-name="P4">Less code use in build method or top Level Method</text:p>
      <text:p text:style-name="P17"><draw:frame draw:style-name="fr1" draw:name="Frame6" text:anchor-type="char" svg:width="18.336cm" draw:z-index="3"><draw:text-box fo:min-height="0.041cm"><text:p text:style-name="Text_20_body"/></draw:text-box></draw:frame><draw:frame draw:style-name="fr1" draw:name="Frame5" text:anchor-type="char" svg:width="18.336cm" draw:z-index="2"><draw:text-box fo:min-height="0.041cm"><text:p text:style-name="Text_20_body"/></draw:text-box></draw:frame><text:span text:style-name="T13">fun</text:span> processDeclarations() { ... }</text:p>
      <text:p text:style-name="P20"/>
      <text:p text:style-name="P18">build Method break into sub methods </text:p>
      <text:p text:style-name="P18"/>
      <text:p text:style-name="P18">Widget _buildThemeButton() {</text:p>
      <text:p text:style-name="P18">return Text(“”):</text:p>
      <text:p text:style-name="P18">}</text:p>
      <text:p text:style-name="P18"/>
      <text:p text:style-name="P18"/>
      <text:p text:style-name="P2"><draw:frame draw:style-name="fr1" draw:name="Frame8" text:anchor-type="char" svg:width="0.423cm" draw:z-index="5"><draw:text-box fo:min-height="0.041cm"><text:p text:style-name="Text_20_body"/></draw:text-box></draw:frame>E</text:p>
      <text:p text:style-name="P5">Reuse Of Widgets that are used Common Like Text,TextFormFields etc</text:p>
      <text:p text:style-name="P19"><draw:frame draw:style-name="fr1" draw:name="Frame10" text:anchor-type="char" svg:width="18.336cm" draw:z-index="7"><draw:text-box fo:min-height="0.041cm"><text:p text:style-name="Text_20_body"/></draw:text-box></draw:frame><draw:frame draw:style-name="fr1" draw:name="Frame9" text:anchor-type="char" svg:width="18.336cm" draw:z-index="6"><draw:text-box fo:min-height="0.041cm"><text:p text:style-name="Text_20_body"/></draw:text-box></draw:frame><text:span text:style-name="T14">abstract</text:span><text:span text:style-name="T16"> </text:span><text:span text:style-name="T14">class</text:span><text:span text:style-name="T16"> Foo { ...</text:span></text:p>
      <text:p text:style-name="P20"/>
      <text:p text:style-name="P21"><text:span text:style-name="T15">class </text:span><text:span text:style-name="T22">MaterialButtonWidget </text:span><text:span text:style-name="T15">extends </text:span><text:span text:style-name="T22">StatelessWidget {</text:span><text:line-break/><text:span text:style-name="T22"> <text:s/></text:span><text:span text:style-name="T15">final </text:span><text:span text:style-name="T22">String </text:span><text:span text:style-name="T24">buttonText</text:span><text:span text:style-name="T22">;</text:span><text:line-break/><text:span text:style-name="T22"> <text:s/></text:span><text:span text:style-name="T15">final </text:span><text:span text:style-name="T22">Color </text:span><text:span text:style-name="T24">buttonColor</text:span><text:span text:style-name="T22">;</text:span><text:line-break/><text:span text:style-name="T22"> <text:s/></text:span><text:span text:style-name="T15">final </text:span><text:span text:style-name="T22">Color </text:span><text:span text:style-name="T24">textColor</text:span><text:span text:style-name="T22">;</text:span><text:line-break/><text:span text:style-name="T22"> <text:s/></text:span><text:span text:style-name="T15">final </text:span><text:span text:style-name="T22">Function </text:span><text:span text:style-name="T24">onPressed</text:span><text:span text:style-name="T22">;</text:span><text:line-break/><text:span text:style-name="T22"> <text:s/></text:span><text:span text:style-name="T15">final </text:span><text:span text:style-name="T22">double </text:span><text:span text:style-name="T24">fontsize</text:span><text:span text:style-name="T22">;</text:span><text:line-break/><text:soft-page-break/><text:line-break/><text:span text:style-name="T22"> <text:s/></text:span><text:span text:style-name="T15">const </text:span><text:span text:style-name="T22">MaterialButtonWidget({</text:span><text:line-break/><text:span text:style-name="T22"> <text:s text:c="3"/></text:span><text:span text:style-name="T15">this</text:span><text:span text:style-name="T22">.</text:span><text:span text:style-name="T24">buttonText</text:span><text:span text:style-name="T22">,</text:span><text:line-break/><text:span text:style-name="T22"> <text:s text:c="3"/></text:span><text:span text:style-name="T15">this</text:span><text:span text:style-name="T22">.</text:span><text:span text:style-name="T24">buttonColor</text:span><text:span text:style-name="T22">,</text:span><text:line-break/><text:span text:style-name="T22"> <text:s text:c="3"/></text:span><text:span text:style-name="T15">this</text:span><text:span text:style-name="T22">.</text:span><text:span text:style-name="T24">textColor </text:span><text:span text:style-name="T22">= Colors.</text:span><text:span text:style-name="T25">white</text:span><text:span text:style-name="T22">,</text:span><text:line-break/><text:span text:style-name="T22"> <text:s text:c="3"/></text:span><text:span text:style-name="T15">this</text:span><text:span text:style-name="T22">.</text:span><text:span text:style-name="T24">onPressed</text:span><text:span text:style-name="T22">,</text:span><text:span text:style-name="T15">this</text:span><text:span text:style-name="T22">.</text:span><text:span text:style-name="T24">fontsize</text:span><text:span text:style-name="T22">,</text:span><text:line-break/><text:span text:style-name="T22"> <text:s/>});</text:span><text:line-break/><text:line-break/><text:span text:style-name="T22"> <text:s/></text:span><text:span text:style-name="T17">@override</text:span><text:line-break/><text:span text:style-name="T17"> <text:s/></text:span><text:span text:style-name="T22">Widget build(BuildContext context) {</text:span><text:line-break/><text:span text:style-name="T22"> <text:s text:c="3"/></text:span><text:span text:style-name="T15">return </text:span><text:span text:style-name="T21">SizedBox</text:span><text:span text:style-name="T22">(</text:span><text:line-break/><text:span text:style-name="T22"> <text:s text:c="5"/>width: HelperWidget.</text:span><text:span text:style-name="T23">fullWidthScreen</text:span><text:span text:style-name="T22">(context),</text:span><text:line-break/><text:span text:style-name="T22"> <text:s text:c="5"/>height: Dimens.</text:span><text:span text:style-name="T25">height_50</text:span><text:span text:style-name="T22">,</text:span><text:line-break/><text:span text:style-name="T22"> <text:s text:c="5"/>child: </text:span><text:span text:style-name="T21">RaisedButton</text:span><text:span text:style-name="T22">(</text:span><text:line-break/><text:span text:style-name="T22"> <text:s text:c="7"/>elevation: Dimens.</text:span><text:span text:style-name="T25">elvation_2</text:span><text:span text:style-name="T22">,</text:span><text:line-break/><text:span text:style-name="T22"> <text:s text:c="7"/>color: </text:span><text:span text:style-name="T24">buttonColor</text:span><text:span text:style-name="T22">,</text:span><text:line-break/><text:span text:style-name="T22"> <text:s text:c="7"/>onPressed: </text:span><text:span text:style-name="T24">onPressed</text:span><text:span text:style-name="T22">,</text:span><text:line-break/><text:span text:style-name="T22"> <text:s text:c="7"/>shape: </text:span><text:span text:style-name="T21">RoundedRectangleBorder</text:span><text:span text:style-name="T22">(</text:span><text:line-break/><text:span text:style-name="T22"> <text:s text:c="11"/>borderRadius: </text:span><text:span text:style-name="T21">BorderRadius</text:span><text:span text:style-name="T22">.</text:span><text:span text:style-name="T21">circular</text:span><text:span text:style-name="T22">(Dimens.</text:span><text:span text:style-name="T25">radius_3</text:span><text:span text:style-name="T22">),</text:span><text:line-break/><text:span text:style-name="T22"> <text:s text:c="11"/>side: </text:span><text:span text:style-name="T21">BorderSide</text:span><text:span text:style-name="T22">(color: </text:span><text:span text:style-name="T24">buttonColor</text:span><text:span text:style-name="T22">)</text:span><text:line-break/><text:span text:style-name="T22"> <text:s text:c="7"/>),</text:span><text:line-break/><text:span text:style-name="T22"> <text:s text:c="7"/>child: </text:span><text:span text:style-name="T21">Text</text:span><text:span text:style-name="T22">(</text:span><text:line-break/><text:span text:style-name="T22"> <text:s text:c="9"/></text:span><text:span text:style-name="T24">buttonText</text:span><text:span text:style-name="T22">,</text:span><text:line-break/><text:span text:style-name="T22"> <text:s text:c="9"/>style: HelperWidget.</text:span><text:span text:style-name="T23">textStyle</text:span><text:span text:style-name="T22">(</text:span><text:span text:style-name="T24">textColor</text:span><text:span text:style-name="T22">, </text:span><text:span text:style-name="T24">fontsize</text:span><text:span text:style-name="T22">),</text:span><text:line-break/><text:span text:style-name="T22"> <text:s text:c="7"/>),</text:span><text:line-break/><text:span text:style-name="T22"> <text:s text:c="5"/>),</text:span><text:line-break/><text:span text:style-name="T22"> <text:s text:c="3"/>);</text:span><text:line-break/><text:span text:style-name="T22"> <text:s/>}</text:span><text:line-break/><text:span text:style-name="T22">}</text:span><text:line-break/></text:p>
      <text:p text:style-name="P22"><draw:frame draw:style-name="fr1" draw:name="Frame12" text:anchor-type="char" svg:width="0.423cm" draw:z-index="9"><draw:text-box fo:min-height="0.041cm"><text:p text:style-name="Text_20_body"/></draw:text-box></draw:frame><draw:frame draw:style-name="fr1" draw:name="Frame16" text:anchor-type="char" svg:width="0.423cm" draw:z-index="11"><draw:text-box fo:min-height="0.041cm"><text:p text:style-name="Text_20_body"/></draw:text-box></draw:frame></text:p>
      <text:h text:style-name="P11" text:outline-level="3"><text:span text:style-name="T20">P</text:span>roperty names</text:h>
      <text:p text:style-name="P7"><text:span text:style-name="T1">Names of constants (properties marked with </text:span><text:span text:style-name="Source_20_Text"><text:span text:style-name="T4">const</text:span></text:span><text:span text:style-name="T1">, or top-level or object </text:span><text:span text:style-name="Source_20_Text"><text:span text:style-name="T4">val</text:span></text:span><text:span text:style-name="T1"> properties with no custom </text:span><text:span text:style-name="Source_20_Text"><text:span text:style-name="T4">get</text:span></text:span><text:span text:style-name="T1"> function that hold deeply immutable data) should use uppercase underscore-separated names:</text:span></text:p>
      <text:p text:style-name="P17"><draw:frame draw:style-name="fr1" draw:name="Frame18" text:anchor-type="char" svg:width="18.336cm" draw:z-index="13"><draw:text-box fo:min-height="0.041cm"><text:p text:style-name="Text_20_body"/></draw:text-box></draw:frame><draw:frame draw:style-name="fr1" draw:name="Frame17" text:anchor-type="char" svg:width="18.336cm" draw:z-index="12"><draw:text-box fo:min-height="0.041cm"><text:p text:style-name="Text_20_body"/></draw:text-box></draw:frame><text:span text:style-name="T13">const</text:span> <text:span text:style-name="T13">val</text:span> MAX_COUNT = <text:span text:style-name="T18">8</text:span></text:p>
      <text:p text:style-name="P20"/>
      <text:p text:style-name="P21"><text:span text:style-name="T15">static const </text:span><text:span text:style-name="T22">String </text:span><text:span text:style-name="T25">imageUrl </text:span></text:p>
      <text:p text:style-name="P31"/>
      <text:p text:style-name="P3"><draw:frame draw:style-name="fr1" draw:name="Frame20" text:anchor-type="char" svg:width="0.423cm" draw:z-index="15"><draw:text-box fo:min-height="0.041cm"><text:p text:style-name="P24"/></draw:text-box></draw:frame>N</text:p>
      <text:p text:style-name="P5">Usage of colors,assets ,images ,icons,dimension</text:p>
      <text:p text:style-name="P10"><text:span text:style-name="T6">class </text:span><text:span text:style-name="T8">Assets {</text:span><text:span text:style-name="T3"><text:line-break/></text:span><text:span text:style-name="T8"> <text:s/>Assets.</text:span><text:span text:style-name="T9">_</text:span><text:span text:style-name="T8">();</text:span><text:span text:style-name="T3"><text:line-break/><text:line-break/></text:span><text:span text:style-name="T8"> <text:s/></text:span><text:span text:style-name="T10">// splash screen assets</text:span><text:span text:style-name="T3"><text:line-break/></text:span><text:soft-page-break/><text:span text:style-name="T3"><text:line-break/></text:span><text:span text:style-name="T8"> <text:s/></text:span><text:span text:style-name="T6">static const </text:span><text:span text:style-name="T8">String </text:span><text:span text:style-name="T11">slider3 </text:span><text:span text:style-name="T8">= </text:span><text:span text:style-name="T12">"assets/images/slider3.png"</text:span><text:span text:style-name="T8">;</text:span><text:span text:style-name="T3"><text:line-break/><text:line-break/></text:span><text:span text:style-name="T8">}</text:span></text:p>
      <text:p text:style-name="P27"><text:bookmark text:name="formatting"/>Formatting</text:p>
      <text:p text:style-name="P28">key points for .yaml</text:p>
      <text:p text:style-name="P6"><text:span text:style-name="T26">1) </text:span>Add dependencies without the specific verison</text:p>
      <text:p text:style-name="P8"><text:span text:style-name="T15">dependencies</text:span><text:span text:style-name="T22">:</text:span><text:line-break/><text:span text:style-name="T22"> <text:s/></text:span><text:span text:style-name="T15">flutter</text:span><text:span text:style-name="T22">: <text:s text:c="4"/>// after two space than add dependencies</text:span><text:line-break/><text:span text:style-name="T22"> <text:s text:c="3"/></text:span><text:span text:style-name="T15">sdk</text:span><text:span text:style-name="T22">: flutter</text:span><text:line-break/><text:span text:style-name="T19"> <text:s/></text:span><text:span text:style-name="T15">cupertino_icons</text:span><text:span text:style-name="T22">:</text:span></text:p>
      <text:p text:style-name="P29">2) For Assests // also two spaces</text:p>
      <text:p text:style-name="P9"><text:span text:style-name="T15">assets</text:span><text:span text:style-name="T22">:</text:span><text:line-break/><text:span text:style-name="T22"> <text:s/>- assets/images/</text:span><text:line-break/><text:span text:style-name="T22"> <text:s/>- assets/icons/</text:span><text:line-break/><text:span text:style-name="T22"> <text:s/>- assets/fonts/</text:span></text:p>
      <text:p text:style-name="P29">3) Fonts</text:p>
      <text:p text:style-name="P9"><text:span text:style-name="T15">fonts</text:span><text:span text:style-name="T22">:</text:span><text:line-break/><text:span text:style-name="T22"> <text:s/>- </text:span><text:span text:style-name="T15">family</text:span><text:span text:style-name="T22">: ProductSans</text:span><text:line-break/><text:span text:style-name="T22"> <text:s text:c="3"/></text:span><text:span text:style-name="T15">fonts</text:span><text:span text:style-name="T22">:</text:span><text:line-break/><text:span text:style-name="T22"> <text:s text:c="5"/>- </text:span><text:span text:style-name="T15">asset</text:span><text:span text:style-name="T22">: assets/fonts/Product-Sans-Regular.ttf</text:span><text:line-break/><text:span text:style-name="T22"> <text:s text:c="5"/>- </text:span><text:span text:style-name="T15">asset</text:span><text:span text:style-name="T22">: assets/fonts/Product-Sans-Italic.ttf</text:span><text:line-break/><text:span text:style-name="T22"> <text:s text:c="7"/></text:span><text:span text:style-name="T15">style</text:span><text:span text:style-name="T22">: italic</text:span><text:line-break/><text:span text:style-name="T22"> <text:s text:c="5"/>- </text:span><text:span text:style-name="T15">asset</text:span><text:span text:style-name="T22">: assets/fonts/Product-Sans-Bold.ttf</text:span><text:line-break/><text:span text:style-name="T22"> <text:s text:c="7"/></text:span><text:span text:style-name="T15">weight</text:span><text:span text:style-name="T22">: 700</text:span></text:p>
      <text:p text:style-name="P29"/>
      <text:p text:style-name="P29"/>
      <text:p text:style-name="P30"/>
      <text:p text:style-name="P30"/>
      <text:p text:style-name="P8"><text:soft-page-break/></text:p>
      <text:p text:style-name="P16"><draw:frame draw:style-name="fr1" draw:name="Frame36" text:anchor-type="char" svg:width="0.423cm" draw:z-index="20"><draw:text-box fo:min-height="0.041cm"><text:p text:style-name="Text_20_body"/></draw:text-box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Consolas, Menlo, Courier, monospace"/>
    <style:font-face style:name="Open Sans" svg:font-family="'Open Sans', Helvetica, Arial, sans-serif"/>
    <style:font-face style:name="inherit" svg:font-family="inherit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35" meta:word-count="305" meta:character-count="2633" meta:non-whitespace-character-count="2119"/>
  </office:meta>
</office:document-meta>
</file>